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italic" style:font-style-asian="italic" style:font-style-complex="italic"/>
    </style:style>
    <style:style style:name="P4" style:family="paragraph" style:parent-style-name="Standard">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3">Midterm report review - Deep Gaussian Process Meets Double Descent</text:span></text:p>
      <text:p text:style-name="Standard"><text:span text:style-name="T3"/></text:p>
      <text:p text:style-name="Standard"><text:span text:style-name="T3">Paper summary</text:span></text:p>
      <text:p text:style-name="Standard"/>
      <text:p text:style-name="Standard">This paper is investigating whether the “double descent” phenomenon that shows up in several neural network classes also occurs with Deep Gaussian Processes, which are a generalization of the Multi-Layer Perceptron with infinite hidden units. The paper explores 3 types of complexity in DGPs: what they term <text:span text:style-name="T1">vertical</text:span><text:span text:style-name="T2"> complexity, which is the equivalent of how many layers their neural networks have, and </text:span><text:span text:style-name="T1">horizontal</text:span><text:span text:style-name="T2"> complexity, which is subdivided into complexity of kernel functions and complexity in the number of hidden units. Additionally, the authors investigate the influence of training set size on DGPs' testing error. They find that different modes of complexity have different effects on the testing error, though double descent is not present.</text:span></text:p>
      <text:p text:style-name="Standard"/>
      <text:p text:style-name="P1">Paper structure</text:p>
      <text:p text:style-name="Standard"/>
      <text:p text:style-name="Standard">The structure of the paper is mostly complete. The methodology, experiments, and results sections are all lumped together into sections 3-5. The paper has an introduction, literature review, the experiments, and a conclusion (as well as references, of course).</text:p>
      <text:p text:style-name="Standard"/>
      <text:p text:style-name="Standard">My suggestion would be to separate the methodology from the experiments and the results, and place each of the complexity modes or individual experiments into their own subsections. Alternatively, you could do it the other way around - sections for each of the complexity modes, and subsections for methodology, experiments and results. The way that the paper is currently structured, it's not very easy to pick out exactly what was done.</text:p>
      <text:p text:style-name="Standard"/>
      <text:p text:style-name="Standard">Additionally, it's not very clear what other activities are still planned, though it's possible to infer that information from the project proposal.</text:p>
      <text:p text:style-name="Standard"/>
      <text:p text:style-name="Standard">Finally - it's also not clear what the midterm milestone was in the proposal, but it seems like this may have been what the authors intended to have done by now.</text:p>
      <text:p text:style-name="Standard"/>
      <text:p text:style-name="P1">Writing checklist</text:p>
      <text:p text:style-name="P1"/>
      <text:p text:style-name="P2">I am not sure it's particularly appropriate to comment on the authors' mastery of the English language, since 2/3 of the team are not native English speakers.</text:p>
      <text:p text:style-name="P2"/>
      <text:p text:style-name="P2">In general, it is clear what the authors did and what they intended to say. However, it could have been said more eloquently, and been corrected for English mistakes. In a few instances, it's not particularly clear what the authors meant to say, but this does not detract from the general feel of the paper (for example: the first sentence in the introduction, where it isn't very clear what “inverse problem” is referring to - but this doesn't seem to affect understanding of the rest of the text).</text:p>
      <text:p text:style-name="Standard"/>
      <text:p text:style-name="P1">Strengths and weaknesses</text:p>
      <text:p text:style-name="Standard"/>
      <text:p text:style-name="P3">Quality.<text:span text:style-name="T2"> The paper has good parts and bad parts. I think the idea is sound and is an interesting question to ask. However, the experiments have been carried out in a way that doesn't particularly make sense to me (and neither is it very clear what was done exactly). For example: why should the addition of three first-order polynomial kernels be any different from the single first-order polynomial kernel? To my understanding, this combination doesn't make sense. This holds true for most of the other combinations </text:span><text:soft-page-break/><text:span text:style-name="T2">(with exception of RBF + Poly). The combinations are also inconsistent across different experiments, which makes it very difficult to compare them.</text:span></text:p>
      <text:p text:style-name="P3"><text:span text:style-name="T2"/></text:p>
      <text:p text:style-name="P3">Clarity.<text:span text:style-name="T2"> As mentioned in the “writing checklist” section, this paper's English could use some work, but I will not blame the authors since they are not native speakers.</text:span></text:p>
      <text:p text:style-name="Standard"/>
      <text:p text:style-name="P3">Originality.<text:span text:style-name="T2"> I am unfamiliar with the entire DGP literature, so I don't know if I can comment on this one fairly. At the very least, I have never personally seen a paper that dealt with this topic, or explored double descent in DGPs at all. As such, this paper looks to me like it is a novel direction that makes sense for one of the currently “en vogue” topics in data science.</text:span></text:p>
      <text:p text:style-name="P3"><text:span text:style-name="T2"/></text:p>
      <text:p text:style-name="P3">Significance.<text:span text:style-name="T2"> This paper's results, should they hold, show some pretty important things about DGPs! If that's true, then it means that DGPs are by default in the second testing error descent mode, which is more evidence that people should use DGPs more than traditional neural networks.</text:span></text:p>
      <text:p text:style-name="Standard"/>
      <text:p text:style-name="Standard"><text:span text:style-name="T3">Suggestions for improvement</text:span></text:p>
      <text:p text:style-name="Standard"><text:span text:style-name="T3"/></text:p>
      <text:p text:style-name="Standard"><text:span text:style-name="T4">1. </text:span>I'd suggest reworking the experiments section to make it clearer what was done, as well as why these decisions were made. Why was a first-order polynomial kernel chosen? Why not RQ? Why these combinations of kernels?</text:p>
      <text:p text:style-name="Standard"/>
      <text:p text:style-name="Standard">2. My second suggestion is - once again - to review the paper with a native English speaker. Making the paper clearer is never a bad thing. </text:p>
      <text:p text:style-name="Standard"/>
      <text:p text:style-name="P2">3. A third suggestion is to clarify why the training set size experiments were done. This section of the paper isn't particularly congruent with the rest of the experiments. It is also obvious that the more you increase the training set size, the better an estimator will be. Why does this experiment matter? What does it show, exactly?</text:p>
      <text:p text:style-name="P1"/>
      <text:p text:style-name="P1">Technical questions</text:p>
      <text:p text:style-name="Standard"/>
      <text:p text:style-name="Standard">1. This has been addressed previously, but why were the kernel combinations chosen the way they were? Why not other combinations? I am also not sure whether the width and layer counts explored are enough to display the double descent phenomenon. It also seems like different layer counts were used for different kernels - why is that? If this really is “deep enough” to display double descent, then the authors should bring in a reference and summarize what the reference says.</text:p>
      <text:p text:style-name="Standard"/>
      <text:p text:style-name="P2">2. Is there a way of measuring the number of effective parameters for each of these models? I imagine that this number will change depending on how deep/wide the network is, but will stop growing at some point due to the Occam's Razor property we've seen in class. How does this compare to the testing error?</text:p>
      <text:p text:style-name="P1"/>
      <text:p text:style-name="P2">3. Why does the RBF kernel display such different behavior in your experiments? Why is there a point at which the testing error jumps up and stabilizes? This seems consistent across all experiments, but no explanation is provided for the RBF kernel's great initial performance and subsequent settling in a suboptimal basin once a certain depth/width of network was reached.</text:p>
      <text:p text:style-name="P1"/>
      <text:p text:style-name="P1">Review summary</text:p>
      <text:p text:style-name="Standard"/>
      <text:p text:style-name="Standard"><text:soft-page-break/>Overall, I think this is a pretty good idea for a paper in our class. I am unsure about some of the execution steps and want more clarity from the authors, and I highly suggest that the report be written in clearer English, as well as slightly restructured. I think this is a very interesting topic that should be explored a little bit more carefully by the authors, since it's such an open-ended problem.</text:p>
      <text:p text:style-name="Standard"/>
      <text:p text:style-name="P1">Scores</text:p>
      <text:p text:style-name="Standard"/>
      <text:p text:style-name="Standard">Overall score: 8, if considering that the authors are not native English speakers; 7 otherwise.</text:p>
      <text:p text:style-name="Standard">Confidence score: 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2-02T13:02:53.81</meta:creation-date>
    <meta:document-statistic meta:table-count="0" meta:image-count="0" meta:object-count="0" meta:page-count="3" meta:paragraph-count="29" meta:word-count="1084" meta:character-count="6486"/>
    <dc:date>2020-12-02T21:46:32.34</dc:date>
    <meta:editing-duration>PT26S</meta:editing-duration>
    <meta:editing-cycles>1</meta:editing-cycles>
    <meta:generator>OpenOffice/4.1.5$Win32 OpenOffice.org_project/415m1$Build-9789</meta:generator>
  </office:meta>
</office:document-meta>
</file>